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fo:font-weight="bold" style:font-weight-asian="bold"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0066" style:font-name="Verdana1" fo:font-size="10.5pt"/>
    </style:style>
    <style:style style:name="T7" style:family="text">
      <style:text-properties fo:font-size="10pt"/>
    </style:style>
    <style:style style:name="T8" style:family="text">
      <style:text-properties fo:color="#00800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Ham Sandwich Filling</text:span><text:line-break/>Crystal Miller<text:line-break/><text:line-break/>Cooked Ham, chopped up fine<text:line-break/>Mayonnaise<text:line-break/>Mustard<text:line-break/>Salt and pepper to taste<text:line-break/><text:line-break/>This recipe does not really have amounts. I like to use up leftover ham this way. Chop up the ham very fine. I often put mine in my food processor, but if you don’t have one, then chopping as fine as possible will work. Add mayonnaise just like you would for tuna or egg sandwiches. Add the mustard, salt and pepper to taste. Use this filling for ham sandwiches. You could also mix in a little grated cheese with the ham for a ham &amp; cheese sandwich fill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06:38.50</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05" meta:character-count="568"/>
  </office:meta>
</office:document-meta>
</file>